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a857" officeooo:paragraph-rsid="0000a857" style:font-weight-asian="bold" style:font-weight-complex="bold"/>
    </style:style>
    <style:style style:name="P2" style:family="paragraph" style:parent-style-name="Standard">
      <style:text-properties fo:font-weight="bold" officeooo:rsid="0001a7fd" officeooo:paragraph-rsid="0001a7fd" style:font-weight-asian="bold" style:font-weight-complex="bold"/>
    </style:style>
    <style:style style:name="P3" style:family="paragraph" style:parent-style-name="Standard">
      <style:text-properties officeooo:paragraph-rsid="0000a857"/>
    </style:style>
    <style:style style:name="P4" style:family="paragraph" style:parent-style-name="Standard">
      <style:text-properties fo:font-weight="normal" officeooo:rsid="0000a857" officeooo:paragraph-rsid="0000a857" style:font-weight-asian="normal" style:font-weight-complex="normal"/>
    </style:style>
    <style:style style:name="T1" style:family="text">
      <style:text-properties officeooo:rsid="0001a7fd"/>
    </style:style>
    <style:style style:name="T2" style:family="text">
      <style:text-properties style:text-position="super 58%" officeooo:rsid="0001a7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sql&gt; use billsys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how tables;</text:p>
      <text:p text:style-name="Standard">+-------------------+</text:p>
      <text:p text:style-name="Standard">| Tables_in_billsys |</text:p>
      <text:p text:style-name="Standard">+-------------------+</text:p>
      <text:p text:style-name="Standard">| bill_fact <text:s text:c="8"/>|</text:p>
      <text:p text:style-name="Standard">| clothes <text:s text:c="10"/>|</text:p>
      <text:p text:style-name="Standard">| cust <text:s text:c="13"/>|</text:p>
      <text:p text:style-name="Standard">| time <text:s text:c="13"/>|</text:p>
      <text:p text:style-name="Standard">+-------------------+</text:p>
      <text:p text:style-name="Standard">4 rows in set (0.00 sec)</text:p>
      <text:p text:style-name="Standard"/>
      <text:p text:style-name="Standard">mysql&gt; select * from clothes;</text:p>
      <text:p text:style-name="Standard">+----------+------------+-------------+----------------+</text:p>
      <text:p text:style-name="Standard">| cloth_id | cloth_type | cloth_prize | cloth_quantity |</text:p>
      <text:p text:style-name="Standard">+----------+------------+-------------+----------------+</text:p>
      <text:p text:style-name="Standard">| <text:s text:c="7"/>1 | w_jeans <text:s text:c="3"/>| <text:s text:c="8"/>400 | <text:s text:c="11"/>200 |</text:p>
      <text:p text:style-name="Standard">| <text:s text:c="7"/>2 | w_top <text:s text:c="5"/>| <text:s text:c="8"/>200 | <text:s text:c="12"/>20 |</text:p>
      <text:p text:style-name="Standard">| <text:s text:c="7"/>3 | w_tshirt <text:s text:c="2"/>| <text:s text:c="8"/>400 | <text:s text:c="11"/>300 |</text:p>
      <text:p text:style-name="Standard">| <text:s text:c="7"/>4 | w_skirt <text:s text:c="3"/>| <text:s text:c="8"/>200 | <text:s text:c="12"/>10 |</text:p>
      <text:p text:style-name="Standard">| <text:s text:c="7"/>5 | w_pant <text:s text:c="4"/>| <text:s text:c="8"/>800 | <text:s text:c="12"/>70 |</text:p>
      <text:p text:style-name="Standard">| <text:s text:c="7"/>6 | w_trousers | <text:s text:c="8"/>500 | <text:s text:c="12"/>20 |</text:p>
      <text:p text:style-name="Standard">| <text:s text:c="7"/>7 | w_kurti <text:s text:c="3"/>| <text:s text:c="8"/>700 | <text:s text:c="12"/>50 |</text:p>
      <text:p text:style-name="Standard">| <text:s text:c="7"/>8 | w_leggins <text:s/>| <text:s text:c="8"/>800 | <text:s text:c="12"/>90 |</text:p>
      <text:p text:style-name="Standard">| <text:s text:c="7"/>9 | m_jeans <text:s text:c="3"/>| <text:s text:c="7"/>1000 | <text:s text:c="12"/>50 |</text:p>
      <text:p text:style-name="Standard">| <text:s text:c="6"/>10 | m_shirt <text:s text:c="3"/>| <text:s text:c="8"/>150 | <text:s text:c="11"/>400 |</text:p>
      <text:p text:style-name="Standard">| <text:s text:c="6"/>11 | m_pant <text:s text:c="4"/>| <text:s text:c="8"/>300 | <text:s text:c="12"/>40 |</text:p>
      <text:p text:style-name="Standard">| <text:s text:c="6"/>12 | m_tshirt <text:s text:c="2"/>| <text:s text:c="8"/>500 | <text:s text:c="12"/>60 |</text:p>
      <text:p text:style-name="Standard">| <text:s text:c="6"/>13 | w_tshirt <text:s text:c="2"/>| <text:s text:c="8"/>300 | <text:s text:c="12"/>50 |</text:p>
      <text:p text:style-name="Standard">| <text:s text:c="6"/>14 | w_shirt <text:s text:c="3"/>| <text:s text:c="8"/>600 | <text:s text:c="12"/>40 |</text:p>
      <text:p text:style-name="Standard">| <text:s text:c="6"/>15 | w_pant <text:s text:c="4"/>| <text:s text:c="7"/>1000 | <text:s text:c="12"/>20 |</text:p>
      <text:p text:style-name="Standard">| <text:s text:c="6"/>16 | m_pant <text:s text:c="4"/>| <text:s text:c="8"/>600 | <text:s text:c="12"/>20 |</text:p>
      <text:p text:style-name="Standard">| <text:s text:c="6"/>17 | m_shrt <text:s text:c="4"/>| <text:s text:c="8"/>900 | <text:s text:c="12"/>30 |</text:p>
      <text:p text:style-name="Standard">| <text:s text:c="6"/>18 | m_tshrt <text:s text:c="3"/>| <text:s text:c="8"/>800 | <text:s text:c="12"/>40 |</text:p>
      <text:p text:style-name="Standard">| <text:s text:c="6"/>19 | w_kurti <text:s text:c="3"/>| <text:s text:c="7"/>1000 | <text:s text:c="12"/>23 |</text:p>
      <text:p text:style-name="Standard">| <text:s text:c="6"/>20 | w_leggings | <text:s text:c="8"/>600 | <text:s text:c="12"/>27 |</text:p>
      <text:p text:style-name="Standard">| <text:s text:c="6"/>21 | w_top <text:s text:c="5"/>| <text:s text:c="8"/>400 | <text:s text:c="12"/>50 |</text:p>
      <text:p text:style-name="Standard">| <text:s text:c="6"/>22 | w_jeans <text:s text:c="3"/>| <text:s text:c="8"/>600 | <text:s text:c="12"/>30 |</text:p>
      <text:p text:style-name="Standard">| <text:s text:c="6"/>23 | m_jeans <text:s text:c="3"/>| <text:s text:c="8"/>900 | <text:s text:c="12"/>20 |</text:p>
      <text:p text:style-name="Standard">| <text:s text:c="6"/>24 | m_pant <text:s text:c="4"/>| <text:s text:c="8"/>700 | <text:s text:c="12"/>20 |</text:p>
      <text:p text:style-name="Standard">| <text:s text:c="6"/>25 | w_trousers | <text:s text:c="8"/>950 | <text:s text:c="12"/>10 |</text:p>
      <text:p text:style-name="Standard">| <text:s text:c="6"/>26 | w_skirt <text:s text:c="3"/>| <text:s text:c="8"/>400 | <text:s text:c="12"/>50 |</text:p>
      <text:p text:style-name="Standard">| <text:s text:c="6"/>27 | w_shorts <text:s text:c="2"/>| <text:s text:c="8"/>600 | <text:s text:c="12"/>50 |</text:p>
      <text:p text:style-name="Standard">| <text:s text:c="6"/>28 | m_shorts <text:s text:c="2"/>| <text:s text:c="8"/>700 | <text:s text:c="12"/>40 |</text:p>
      <text:p text:style-name="Standard">| <text:s text:c="6"/>29 | m_suits <text:s text:c="3"/>| <text:s text:c="7"/>2000 | <text:s text:c="12"/>10 |</text:p>
      <text:p text:style-name="Standard">| <text:s text:c="6"/>30 | w_kurti <text:s text:c="3"/>| <text:s text:c="7"/>1000 | <text:s text:c="12"/>10 |</text:p>
      <text:p text:style-name="Standard">| <text:s text:c="6"/>31 | w_top <text:s text:c="5"/>| <text:s text:c="8"/>200 | <text:s text:c="12"/>60 |</text:p>
      <text:p text:style-name="Standard">| <text:s text:c="6"/>32 | m_jeans <text:s text:c="3"/>| <text:s text:c="8"/>500 | <text:s text:c="12"/>40 |</text:p>
      <text:p text:style-name="Standard">| <text:s text:c="6"/>33 | m_shirt <text:s text:c="3"/>| <text:s text:c="8"/>400 | <text:s text:c="12"/>20 |</text:p>
      <text:p text:style-name="Standard">| <text:s text:c="6"/>34 | m_tshirt <text:s text:c="2"/>| <text:s text:c="8"/>300 | <text:s text:c="12"/>40 |</text:p>
      <text:p text:style-name="Standard">| <text:s text:c="6"/>35 | w_tshirt <text:s text:c="2"/>| <text:s text:c="8"/>300 | <text:s text:c="12"/>40 |</text:p>
      <text:p text:style-name="Standard">| <text:s text:c="6"/>36 | w_shirt <text:s text:c="3"/>| <text:s text:c="8"/>600 | <text:s text:c="12"/>10 |</text:p>
      <text:p text:style-name="Standard">| <text:s text:c="6"/>37 | w_skirt <text:s text:c="3"/>| <text:s text:c="8"/>200 | <text:s text:c="12"/>10 |</text:p>
      <text:p text:style-name="Standard"><text:soft-page-break/>| <text:s text:c="6"/>38 | w_top <text:s text:c="5"/>| <text:s text:c="8"/>200 | <text:s text:c="12"/>40 |</text:p>
      <text:p text:style-name="Standard">| <text:s text:c="6"/>39 | w_pant <text:s text:c="4"/>| <text:s text:c="8"/>700 | <text:s text:c="12"/>30 |</text:p>
      <text:p text:style-name="Standard">| <text:s text:c="6"/>40 | m_pant <text:s text:c="4"/>| <text:s text:c="8"/>800 | <text:s text:c="12"/>20 |</text:p>
      <text:p text:style-name="Standard">| <text:s text:c="6"/>41 | m_jeans <text:s text:c="3"/>| <text:s text:c="8"/>500 | <text:s text:c="12"/>30 |</text:p>
      <text:p text:style-name="Standard">| <text:s text:c="6"/>42 | m_shorts <text:s text:c="2"/>| <text:s text:c="8"/>500 | <text:s text:c="12"/>20 |</text:p>
      <text:p text:style-name="Standard">| <text:s text:c="6"/>43 | m_suits <text:s text:c="3"/>| <text:s text:c="7"/>1000 | <text:s text:c="12"/>10 |</text:p>
      <text:p text:style-name="Standard">| <text:s text:c="6"/>44 | m_shirt <text:s text:c="3"/>| <text:s text:c="8"/>300 | <text:s text:c="12"/>30 |</text:p>
      <text:p text:style-name="Standard">| <text:s text:c="6"/>45 | w_shirt <text:s text:c="3"/>| <text:s text:c="8"/>500 | <text:s text:c="12"/>30 |</text:p>
      <text:p text:style-name="Standard">| <text:s text:c="6"/>46 | w_tshirt <text:s text:c="2"/>| <text:s text:c="8"/>400 | <text:s text:c="12"/>20 |</text:p>
      <text:p text:style-name="Standard">| <text:s text:c="6"/>47 | w_kurti <text:s text:c="3"/>| <text:s text:c="8"/>300 | <text:s text:c="12"/>10 |</text:p>
      <text:p text:style-name="Standard">| <text:s text:c="6"/>48 | w_top <text:s text:c="5"/>| <text:s text:c="8"/>300 | <text:s text:c="12"/>60 |</text:p>
      <text:p text:style-name="Standard">| <text:s text:c="6"/>49 | w_kurti <text:s text:c="3"/>| <text:s text:c="8"/>400 | <text:s text:c="12"/>10 |</text:p>
      <text:p text:style-name="Standard">| <text:s text:c="6"/>50 | w_shorts <text:s text:c="2"/>| <text:s text:c="8"/>300 | <text:s text:c="12"/>50 |</text:p>
      <text:p text:style-name="Standard">+----------+------------+-------------+----------------+</text:p>
      <text:p text:style-name="Standard">50 rows in set (0.00 sec)</text:p>
      <text:p text:style-name="Standard"/>
      <text:p text:style-name="Standard">mysql&gt; select * from cust;</text:p>
      <text:p text:style-name="Standard">+---------+-----------+------------+--------------------+------------+---------+</text:p>
      <text:p text:style-name="Standard">| cust_id | c_name <text:s text:c="3"/>| c_address <text:s/>| c_email <text:s text:c="11"/>| c_mobileno | c_gstno |</text:p>
      <text:p text:style-name="Standard">+---------+-----------+------------+--------------------+------------+---------+</text:p>
      <text:p text:style-name="Standard">| <text:s text:c="6"/>1 | ram <text:s text:c="6"/>| malad <text:s text:c="5"/>| ram@gmail.com <text:s text:c="5"/>| <text:s text:c="2"/>88742945 | <text:s/>112321 |</text:p>
      <text:p text:style-name="Standard">| <text:s text:c="6"/>2 | reema <text:s text:c="4"/>| kandivli <text:s text:c="2"/>| rr@gmail.com <text:s text:c="6"/>| <text:s text:c="2"/>77986532 | <text:s text:c="2"/>97533 |</text:p>
      <text:p text:style-name="Standard">| <text:s text:c="6"/>3 | roshni <text:s text:c="3"/>| borivali <text:s text:c="2"/>| roshni@gmail.com <text:s text:c="2"/>| <text:s text:c="2"/>87563257 | <text:s text:c="2"/>98148 |</text:p>
      <text:p text:style-name="Standard">| <text:s text:c="6"/>4 | taniya <text:s text:c="3"/>| khar <text:s text:c="6"/>| tt@gmail.com <text:s text:c="6"/>| <text:s text:c="2"/>76568934 | <text:s text:c="2"/>55437 |</text:p>
      <text:p text:style-name="Standard">| <text:s text:c="6"/>5 | tanish <text:s text:c="3"/>| khar <text:s text:c="6"/>| tan@gmail.com <text:s text:c="5"/>| <text:s text:c="3"/>9855443 | <text:s text:c="2"/>98645 |</text:p>
      <text:p text:style-name="Standard">| <text:s text:c="6"/>6 | tanvi <text:s text:c="4"/>| virar <text:s text:c="5"/>| tavin@gmail.com <text:s text:c="3"/>| <text:s text:c="2"/>88612393 | <text:s text:c="2"/>53219 |</text:p>
      <text:p text:style-name="Standard">| <text:s text:c="6"/>7 | jhanvi <text:s text:c="3"/>| dahisar <text:s text:c="3"/>| jh@gmail.com <text:s text:c="6"/>| <text:s text:c="2"/>95867777 | <text:s text:c="2"/>12695 |</text:p>
      <text:p text:style-name="Standard">| <text:s text:c="6"/>8 | sara <text:s text:c="5"/>| andheri <text:s text:c="3"/>| sara@gmail.com <text:s text:c="4"/>| <text:s text:c="2"/>77896524 | <text:s text:c="2"/>19853 |</text:p>
      <text:p text:style-name="Standard">| <text:s text:c="6"/>9 | shriya <text:s text:c="3"/>| andheri <text:s text:c="3"/>| shriya@gmail.com <text:s text:c="2"/>| <text:s text:c="2"/>98765432 | <text:s text:c="2"/>33454 |</text:p>
      <text:p text:style-name="Standard">| <text:s text:c="5"/>10 | shauriya <text:s/>| khar <text:s text:c="6"/>| shauriya@gmail.com | <text:s text:c="3"/>8876549 | <text:s text:c="2"/>56439 |</text:p>
      <text:p text:style-name="Standard">| <text:s text:c="5"/>11 | shan <text:s text:c="5"/>| khar <text:s text:c="6"/>| shan@gmail.com <text:s text:c="4"/>| <text:s text:c="3"/>9876598 | <text:s text:c="2"/>44325 |</text:p>
      <text:p text:style-name="Standard">| <text:s text:c="5"/>12 | siyaram <text:s text:c="2"/>| vile parle | siyaram@gmail.com <text:s/>| <text:s text:c="3"/>7768775 | <text:s text:c="2"/>88769 |</text:p>
      <text:p text:style-name="Standard">| <text:s text:c="5"/>13 | kriya <text:s text:c="4"/>| andheri <text:s text:c="3"/>| kr@gmail.com <text:s text:c="6"/>| <text:s/>982105678 | <text:s text:c="2"/>11234 |</text:p>
      <text:p text:style-name="Standard">| <text:s text:c="5"/>14 | kajol <text:s text:c="4"/>| andheri <text:s text:c="3"/>| kajol@gmail.com <text:s text:c="3"/>| <text:s/>786105678 | <text:s text:c="4"/>115 |</text:p>
      <text:p text:style-name="Standard">| <text:s text:c="5"/>15 | palak <text:s text:c="4"/>| borivali <text:s text:c="2"/>| p@gmail.com <text:s text:c="7"/>| <text:s/>881205678 | <text:s text:c="2"/>22564 |</text:p>
      <text:p text:style-name="Standard">| <text:s text:c="5"/>16 | sid <text:s text:c="6"/>| churchgate | s@gmail.com <text:s text:c="7"/>| <text:s text:c="2"/>88199678 | <text:s text:c="2"/>12345 |</text:p>
      <text:p text:style-name="Standard">| <text:s text:c="5"/>17 | krina <text:s text:c="4"/>| malad <text:s text:c="5"/>| kk@gmail.com <text:s text:c="6"/>| <text:s text:c="3"/>7893478 | <text:s text:c="2"/>56432 |</text:p>
      <text:p text:style-name="Standard">| <text:s text:c="5"/>18 | sana <text:s text:c="5"/>| kandivali <text:s/>| sana@gmail.com <text:s text:c="4"/>| <text:s text:c="3"/>7896543 | <text:s text:c="4"/>112 |</text:p>
      <text:p text:style-name="Standard">| <text:s text:c="5"/>19 | sam <text:s text:c="6"/>| vile parle | sam@gmail.com <text:s text:c="5"/>| <text:s text:c="2"/>78999843 | <text:s text:c="2"/>11554 |</text:p>
      <text:p text:style-name="Standard">| <text:s text:c="5"/>20 | samruddhi | dombivali <text:s/>| ddhi@gmail.com <text:s text:c="4"/>| <text:s text:c="2"/>88997643 | <text:s text:c="2"/>55314 |</text:p>
      <text:p text:style-name="Standard">| <text:s text:c="5"/>21 | vidhisha <text:s/>| bhandhup <text:s text:c="2"/>| vv@gmail.com <text:s text:c="6"/>| <text:s/>995437643 | <text:s text:c="2"/>54332 |</text:p>
      <text:p text:style-name="Standard">| <text:s text:c="5"/>22 | virat <text:s text:c="4"/>| bhandhup <text:s text:c="2"/>| virat@gmail.com <text:s text:c="3"/>| <text:s text:c="2"/>88837643 | <text:s text:c="2"/>11111 |</text:p>
      <text:p text:style-name="Standard">| <text:s text:c="5"/>23 | anmol <text:s text:c="4"/>| nahur <text:s text:c="5"/>| an@ <text:s text:c="15"/>| <text:s/>993070878 | <text:s text:c="5"/>22 |</text:p>
      <text:p text:style-name="Standard">| <text:s text:c="5"/>24 | saisha <text:s text:c="3"/>| andheri <text:s text:c="3"/>| s <text:s text:c="17"/>| <text:s/>977070878 | <text:s text:c="2"/>23155 |</text:p>
      <text:p text:style-name="Standard">| <text:s text:c="5"/>25 | sai <text:s text:c="6"/>| borivali <text:s text:c="2"/>| sai <text:s text:c="15"/>| <text:s/>977088878 | <text:s text:c="2"/>80112 |</text:p>
      <text:p text:style-name="Standard">| <text:s text:c="5"/>26 | purvi <text:s text:c="4"/>| mulund <text:s text:c="4"/>| pur <text:s text:c="15"/>| <text:s/>977068878 | <text:s text:c="2"/>80912 |</text:p>
      <text:p text:style-name="Standard">| <text:s text:c="5"/>27 | vaidya <text:s text:c="3"/>| thane <text:s text:c="5"/>| vai <text:s text:c="15"/>| <text:s/>979868878 | <text:s text:c="2"/>23912 |</text:p>
      <text:p text:style-name="Standard">| <text:s text:c="5"/>28 | ira <text:s text:c="6"/>| dahisar <text:s text:c="3"/>| ira@ <text:s text:c="14"/>| <text:s/>977868878 | <text:s text:c="2"/>23682 |</text:p>
      <text:p text:style-name="Standard">| <text:s text:c="5"/>29 | atharva <text:s text:c="2"/>| vikroli <text:s text:c="3"/>| <text:s text:c="19"/>| <text:s/>977864478 | <text:s text:c="2"/>67542 |</text:p>
      <text:p text:style-name="Standard">| <text:s text:c="5"/>30 | sahil <text:s text:c="4"/>| colaba <text:s text:c="4"/>| sah <text:s text:c="15"/>| <text:s/>877864478 | <text:s text:c="2"/>13752 |</text:p>
      <text:p text:style-name="Standard">| <text:s text:c="5"/>31 | srishti <text:s text:c="2"/>| vile parle | sri@gmail.com <text:s text:c="5"/>| <text:s text:c="2"/>98543218 | <text:s text:c="2"/>12445 |</text:p>
      <text:p text:style-name="Standard">| <text:s text:c="5"/>32 | rajesh <text:s text:c="3"/>| ghatkopar <text:s/>| raj@gmail.com <text:s text:c="5"/>| <text:s/>809524478 | <text:s text:c="2"/>35534 |</text:p>
      <text:p text:style-name="Standard">| <text:s text:c="5"/>33 | shree <text:s text:c="4"/>| andheri <text:s text:c="3"/>| shree@gmail.com <text:s text:c="3"/>| <text:s text:c="3"/>8774563 | <text:s text:c="2"/>21354 |</text:p>
      <text:p text:style-name="Standard">| <text:s text:c="5"/>34 | sanika <text:s text:c="3"/>| borivali <text:s text:c="2"/>| sani@gmail.com <text:s text:c="4"/>| <text:s text:c="2"/>89964563 | <text:s text:c="2"/>56432 |</text:p>
      <text:p text:style-name="Standard">| <text:s text:c="5"/>35 | shamika <text:s text:c="2"/>| borivali <text:s text:c="2"/>| shami@gmail.com <text:s text:c="3"/>| <text:s text:c="3"/>9976588 | <text:s text:c="2"/>43987 |</text:p>
      <text:p text:style-name="Standard">| <text:s text:c="5"/>36 | kamini <text:s text:c="3"/>| khar <text:s text:c="6"/>| kamini@gmail.com <text:s text:c="2"/>| <text:s/>778659947 | <text:s text:c="2"/>86754 |</text:p>
      <text:p text:style-name="Standard">| <text:s text:c="5"/>37 | kamal <text:s text:c="4"/>| santacruz <text:s/>| kamal@gmail.com <text:s text:c="3"/>| <text:s text:c="2"/>77221647 | <text:s text:c="2"/>97324 |</text:p>
      <text:p text:style-name="Standard"><text:soft-page-break/>| <text:s text:c="5"/>38 | sanket <text:s text:c="3"/>| santacruz <text:s/>| sank@gmail.com <text:s text:c="4"/>| <text:s/>776897245 | <text:s text:c="2"/>34215 |</text:p>
      <text:p text:style-name="Standard">| <text:s text:c="5"/>39 | saniya <text:s text:c="3"/>| bandra <text:s text:c="4"/>| saniya@gmail.com <text:s text:c="2"/>| <text:s/>995677899 | <text:s text:c="2"/>56743 |</text:p>
      <text:p text:style-name="Standard">| <text:s text:c="5"/>40 | kisha <text:s text:c="4"/>| bandra <text:s text:c="4"/>| kisha@gmail.com <text:s text:c="3"/>| <text:s text:c="2"/>97123467 | <text:s text:c="2"/>88654 |</text:p>
      <text:p text:style-name="Standard">| <text:s text:c="5"/>41 | krish <text:s text:c="4"/>| dadar <text:s text:c="5"/>| krish@gmail.com <text:s text:c="3"/>| <text:s/>889765443 | <text:s text:c="2"/>24642 |</text:p>
      <text:p text:style-name="Standard">| <text:s text:c="5"/>42 | shelar <text:s text:c="3"/>| dadar <text:s text:c="5"/>| shelar@gmail.com <text:s text:c="2"/>| <text:s text:c="2"/>89766999 | <text:s text:c="2"/>11324 |</text:p>
      <text:p text:style-name="Standard">| <text:s text:c="5"/>43 | shakti <text:s text:c="3"/>| matunga <text:s text:c="3"/>| shakti@gmail.com <text:s text:c="2"/>| <text:s text:c="2"/>86329997 | <text:s text:c="2"/>54312 |</text:p>
      <text:p text:style-name="Standard">| <text:s text:c="5"/>44 | shanti <text:s text:c="3"/>| khar <text:s text:c="6"/>| shanti@gmail.com <text:s text:c="2"/>| <text:s/>995432467 | <text:s text:c="2"/>76985 |</text:p>
      <text:p text:style-name="Standard">| <text:s text:c="5"/>45 | sunny <text:s text:c="4"/>| bandra <text:s text:c="4"/>| sunny@gmail.com <text:s text:c="3"/>| <text:s/>778942567 | <text:s text:c="2"/>99876 |</text:p>
      <text:p text:style-name="Standard">| <text:s text:c="5"/>46 | ronil <text:s text:c="4"/>| andheri <text:s text:c="3"/>| ronil@gmail.com <text:s text:c="3"/>| <text:s/>998647523 | <text:s text:c="2"/>45678 |</text:p>
      <text:p text:style-name="Standard">| <text:s text:c="5"/>47 | hrithik <text:s text:c="2"/>| andheri <text:s text:c="3"/>| hri@gmail.com <text:s text:c="5"/>| <text:s/>887564231 | <text:s text:c="2"/>87643 |</text:p>
      <text:p text:style-name="Standard">| <text:s text:c="5"/>48 | dhaval <text:s text:c="3"/>| malad <text:s text:c="5"/>| dh@gmail.com <text:s text:c="6"/>| <text:s/>778654234 | <text:s text:c="2"/>98451 |</text:p>
      <text:p text:style-name="Standard">| <text:s text:c="5"/>49 | dheeraj <text:s text:c="2"/>| malad <text:s text:c="5"/>| dh@gmail.com <text:s text:c="6"/>| <text:s text:c="2"/>79975384 | <text:s text:c="2"/>87221 |</text:p>
      <text:p text:style-name="Standard">| <text:s text:c="5"/>50 | dharmil <text:s text:c="2"/>| kandivali <text:s/>| dharmil@gmail.com <text:s/>| <text:s/>895567234 | <text:s text:c="2"/>15326 |</text:p>
      <text:p text:style-name="Standard">+---------+-----------+------------+--------------------+------------+---------+</text:p>
      <text:p text:style-name="Standard">50 rows in set (0.00 sec)</text:p>
      <text:p text:style-name="Standard"/>
      <text:p text:style-name="Standard">mysql&gt; select * from time;</text:p>
      <text:p text:style-name="Standard">+---------+------------+----------+---------+------+-----------+</text:p>
      <text:p text:style-name="Standard">| time_id | date <text:s text:c="6"/>| month <text:s text:c="3"/>| quarter | week | day <text:s text:c="6"/>|</text:p>
      <text:p text:style-name="Standard">+---------+------------+----------+---------+------+-----------+</text:p>
      <text:p text:style-name="Standard">| <text:s text:c="6"/>1 | 2017-01-05 | jan <text:s text:c="5"/>| 1 <text:s text:c="6"/>| <text:s text:c="3"/>1 | monday <text:s text:c="3"/>|</text:p>
      <text:p text:style-name="Standard">| <text:s text:c="6"/>2 | 2018-01-20 | jan <text:s text:c="5"/>| 1 <text:s text:c="6"/>| <text:s text:c="3"/>4 | tuesday <text:s text:c="2"/>|</text:p>
      <text:p text:style-name="Standard">| <text:s text:c="6"/>3 | 2015-02-20 | feb <text:s text:c="5"/>| 2 <text:s text:c="6"/>| <text:s text:c="3"/>4 | wednesday |</text:p>
      <text:p text:style-name="Standard">| <text:s text:c="6"/>4 | 2016-02-03 | feb <text:s text:c="5"/>| 1 <text:s text:c="6"/>| <text:s text:c="3"/>1 | sunday <text:s text:c="3"/>|</text:p>
      <text:p text:style-name="Standard">| <text:s text:c="6"/>5 | 2018-03-23 | march <text:s text:c="3"/>| 1 <text:s text:c="6"/>| <text:s text:c="3"/>3 | thursday <text:s/>|</text:p>
      <text:p text:style-name="Standard">| <text:s text:c="6"/>6 | 2018-05-03 | may <text:s text:c="5"/>| 2 <text:s text:c="6"/>| <text:s text:c="3"/>1 | monday <text:s text:c="3"/>|</text:p>
      <text:p text:style-name="Standard">| <text:s text:c="6"/>7 | 2018-06-14 | june <text:s text:c="4"/>| 2 <text:s text:c="6"/>| <text:s text:c="3"/>2 | saturday <text:s/>|</text:p>
      <text:p text:style-name="Standard">| <text:s text:c="6"/>8 | 2016-06-14 | june <text:s text:c="4"/>| 2 <text:s text:c="6"/>| <text:s text:c="3"/>2 | monday <text:s text:c="3"/>|</text:p>
      <text:p text:style-name="Standard">| <text:s text:c="6"/>9 | 2017-04-01 | april <text:s text:c="3"/>| 1 <text:s text:c="6"/>| <text:s text:c="3"/>1 | tuesday <text:s text:c="2"/>|</text:p>
      <text:p text:style-name="Standard">| <text:s text:c="5"/>10 | 2018-04-16 | april <text:s text:c="3"/>| 1 <text:s text:c="6"/>| <text:s text:c="3"/>2 | thursday <text:s/>|</text:p>
      <text:p text:style-name="Standard">| <text:s text:c="5"/>11 | 2018-05-16 | may <text:s text:c="5"/>| 2 <text:s text:c="6"/>| <text:s text:c="3"/>2 | thursday <text:s/>|</text:p>
      <text:p text:style-name="Standard">| <text:s text:c="5"/>12 | 2018-05-05 | may <text:s text:c="5"/>| 2 <text:s text:c="6"/>| <text:s text:c="3"/>1 | friday <text:s text:c="3"/>|</text:p>
      <text:p text:style-name="Standard">| <text:s text:c="5"/>13 | 2018-05-30 | may <text:s text:c="5"/>| 2 <text:s text:c="6"/>| <text:s text:c="3"/>4 | wednesday |</text:p>
      <text:p text:style-name="Standard">| <text:s text:c="5"/>14 | 2018-12-05 | december | 4 <text:s text:c="6"/>| <text:s text:c="3"/>1 | wednesday |</text:p>
      <text:p text:style-name="Standard">| <text:s text:c="5"/>15 | 2018-10-05 | october <text:s/>| 4 <text:s text:c="6"/>| <text:s text:c="3"/>1 | thursday <text:s/>|</text:p>
      <text:p text:style-name="Standard">| <text:s text:c="5"/>16 | 2018-10-15 | october <text:s/>| 4 <text:s text:c="6"/>| <text:s text:c="3"/>3 | thursday <text:s/>|</text:p>
      <text:p text:style-name="Standard">| <text:s text:c="5"/>17 | 2018-10-25 | october <text:s/>| 4 <text:s text:c="6"/>| <text:s text:c="3"/>4 | sunday <text:s text:c="3"/>|</text:p>
      <text:p text:style-name="Standard">| <text:s text:c="5"/>18 | 2018-03-25 | march <text:s text:c="3"/>| 4 <text:s text:c="6"/>| <text:s text:c="3"/>4 | sunday <text:s text:c="3"/>|</text:p>
      <text:p text:style-name="Standard">| <text:s text:c="5"/>19 | 2018-03-20 | march <text:s text:c="3"/>| 1 <text:s text:c="6"/>| <text:s text:c="3"/>3 | tuesday <text:s text:c="2"/>|</text:p>
      <text:p text:style-name="Standard">| <text:s text:c="5"/>20 | 2018-03-14 | march <text:s text:c="3"/>| 1 <text:s text:c="6"/>| <text:s text:c="3"/>2 | friday <text:s text:c="3"/>|</text:p>
      <text:p text:style-name="Standard">| <text:s text:c="5"/>21 | 2018-03-16 | february | 1 <text:s text:c="6"/>| <text:s text:c="3"/>2 | wednesday |</text:p>
      <text:p text:style-name="Standard">| <text:s text:c="5"/>22 | 2018-07-16 | july <text:s text:c="4"/>| 1 <text:s text:c="6"/>| <text:s text:c="3"/>3 | wednesday |</text:p>
      <text:p text:style-name="Standard">| <text:s text:c="5"/>23 | 2018-07-06 | july <text:s text:c="4"/>| 1 <text:s text:c="6"/>| <text:s text:c="3"/>1 | friday <text:s text:c="3"/>|</text:p>
      <text:p text:style-name="Standard">| <text:s text:c="5"/>24 | 2018-07-26 | july <text:s text:c="4"/>| 1 <text:s text:c="6"/>| <text:s text:c="3"/>4 | thursday <text:s/>|</text:p>
      <text:p text:style-name="Standard">| <text:s text:c="5"/>25 | 2018-07-22 | july <text:s text:c="4"/>| 1 <text:s text:c="6"/>| <text:s text:c="3"/>4 | wednesday |</text:p>
      <text:p text:style-name="Standard">| <text:s text:c="5"/>26 | 2018-07-02 | july <text:s text:c="4"/>| 1 <text:s text:c="6"/>| <text:s text:c="3"/>1 | monday <text:s text:c="3"/>|</text:p>
      <text:p text:style-name="Standard">| <text:s text:c="5"/>27 | 2018-06-02 | june <text:s text:c="4"/>| 2 <text:s text:c="6"/>| <text:s text:c="3"/>1 | monday <text:s text:c="3"/>|</text:p>
      <text:p text:style-name="Standard">| <text:s text:c="5"/>28 | 2018-06-12 | june <text:s text:c="4"/>| 2 <text:s text:c="6"/>| <text:s text:c="3"/>2 | tuesday <text:s text:c="2"/>|</text:p>
      <text:p text:style-name="Standard">| <text:s text:c="5"/>29 | 2018-06-22 | june <text:s text:c="4"/>| 2 <text:s text:c="6"/>| <text:s text:c="3"/>4 | thursday <text:s/>|</text:p>
      <text:p text:style-name="Standard">| <text:s text:c="5"/>30 | 2018-06-24 | june <text:s text:c="4"/>| 2 <text:s text:c="6"/>| <text:s text:c="3"/>4 | saturday <text:s/>|</text:p>
      <text:p text:style-name="Standard">| <text:s text:c="5"/>31 | 2018-08-24 | august <text:s text:c="2"/>| 2 <text:s text:c="6"/>| <text:s text:c="3"/>4 | saturday <text:s/>|</text:p>
      <text:p text:style-name="Standard">| <text:s text:c="5"/>32 | 2018-08-06 | august <text:s text:c="2"/>| 2 <text:s text:c="6"/>| <text:s text:c="3"/>2 | sunday <text:s text:c="3"/>|</text:p>
      <text:p text:style-name="Standard">| <text:s text:c="5"/>33 | 2018-08-07 | august <text:s text:c="2"/>| 2 <text:s text:c="6"/>| <text:s text:c="3"/>2 | monday <text:s text:c="3"/>|</text:p>
      <text:p text:style-name="Standard">+---------+------------+----------+---------+------+-----------+</text:p>
      <text:p text:style-name="Standard">33 rows in set (0.00 sec)</text:p>
      <text:p text:style-name="Standard"/>
      <text:p text:style-name="Standard">mysql&gt; select * from bill_fact;</text:p>
      <text:p text:style-name="Standard"><text:soft-page-break/>+---------+----------+---------+--------------+----------------+</text:p>
      <text:p text:style-name="Standard">| cust_id | cloth_id | time_id | total_amount | total_quantity |</text:p>
      <text:p text:style-name="Standard">+---------+----------+---------+--------------+----------------+</text:p>
      <text:p text:style-name="Standard">| <text:s text:c="6"/>1 | <text:s text:c="6"/>50 | <text:s text:c="6"/>1 | <text:s text:c="9"/>600 | <text:s text:c="13"/>2 |</text:p>
      <text:p text:style-name="Standard">| <text:s text:c="6"/>1 | <text:s text:c="6"/>49 | <text:s text:c="6"/>3 | <text:s text:c="8"/>2000 | <text:s text:c="13"/>5 |</text:p>
      <text:p text:style-name="Standard">| <text:s text:c="6"/>2 | <text:s text:c="6"/>48 | <text:s text:c="6"/>2 | <text:s text:c="8"/>1800 | <text:s text:c="13"/>6 |</text:p>
      <text:p text:style-name="Standard">| <text:s text:c="6"/>3 | <text:s text:c="6"/>47 | <text:s text:c="5"/>10 | <text:s text:c="8"/>1800 | <text:s text:c="13"/>6 |</text:p>
      <text:p text:style-name="Standard">| <text:s text:c="6"/>4 | <text:s text:c="6"/>46 | <text:s text:c="5"/>20 | <text:s text:c="9"/>800 | <text:s text:c="13"/>2 |</text:p>
      <text:p text:style-name="Standard">| <text:s text:c="6"/>5 | <text:s text:c="6"/>45 | <text:s text:c="5"/>10 | <text:s text:c="8"/>3000 | <text:s text:c="13"/>6 |</text:p>
      <text:p text:style-name="Standard">| <text:s text:c="6"/>6 | <text:s text:c="6"/>44 | <text:s text:c="5"/>12 | <text:s text:c="8"/>3000 | <text:s text:c="12"/>10 |</text:p>
      <text:p text:style-name="Standard">| <text:s text:c="6"/>6 | <text:s text:c="6"/>43 | <text:s text:c="5"/>15 | <text:s text:c="8"/>2000 | <text:s text:c="13"/>2 |</text:p>
      <text:p text:style-name="Standard">| <text:s text:c="6"/>6 | <text:s text:c="6"/>42 | <text:s text:c="5"/>14 | <text:s text:c="8"/>1000 | <text:s text:c="13"/>2 |</text:p>
      <text:p text:style-name="Standard">| <text:s text:c="6"/>7 | <text:s text:c="6"/>41 | <text:s text:c="6"/>4 | <text:s text:c="8"/>3000 | <text:s text:c="13"/>6 |</text:p>
      <text:p text:style-name="Standard">| <text:s text:c="6"/>7 | <text:s text:c="6"/>40 | <text:s text:c="6"/>6 | <text:s text:c="8"/>4800 | <text:s text:c="13"/>6 |</text:p>
      <text:p text:style-name="Standard">| <text:s text:c="6"/>6 | <text:s text:c="6"/>39 | <text:s text:c="5"/>16 | <text:s text:c="8"/>6300 | <text:s text:c="13"/>9 |</text:p>
      <text:p text:style-name="Standard">| <text:s text:c="6"/>8 | <text:s text:c="6"/>38 | <text:s text:c="5"/>11 | <text:s text:c="8"/>6000 | <text:s text:c="12"/>30 |</text:p>
      <text:p text:style-name="Standard">| <text:s text:c="6"/>8 | <text:s text:c="6"/>37 | <text:s text:c="5"/>23 | <text:s text:c="9"/>400 | <text:s text:c="13"/>2 |</text:p>
      <text:p text:style-name="Standard">| <text:s text:c="6"/>9 | <text:s text:c="6"/>37 | <text:s text:c="5"/>13 | <text:s text:c="9"/>800 | <text:s text:c="13"/>4 |</text:p>
      <text:p text:style-name="Standard">| <text:s text:c="6"/>9 | <text:s text:c="6"/>36 | <text:s text:c="5"/>11 | <text:s text:c="8"/>1800 | <text:s text:c="13"/>3 |</text:p>
      <text:p text:style-name="Standard">| <text:s text:c="5"/>10 | <text:s text:c="6"/>36 | <text:s text:c="5"/>11 | <text:s text:c="8"/>1800 | <text:s text:c="13"/>3 |</text:p>
      <text:p text:style-name="Standard">| <text:s text:c="5"/>11 | <text:s text:c="6"/>38 | <text:s text:c="5"/>12 | <text:s text:c="9"/>400 | <text:s text:c="13"/>2 |</text:p>
      <text:p text:style-name="Standard">+---------+----------+---------+--------------+----------------+</text:p>
      <text:p text:style-name="Standard">18 rows in set (0.00 sec)</text:p>
      <text:p text:style-name="Standard"/>
      <text:p text:style-name="Standard"/>
      <text:p text:style-name="P1">Show the type of clothes purchased by the retailers who live in andheri.</text:p>
      <text:p text:style-name="Standard">mysql&gt; select cloth_type from clothes where cloth_id in(select cloth_id from bill_fact where cust_id in(select cust_id from cust where c_address='andheri'));</text:p>
      <text:p text:style-name="Standard">+------------+</text:p>
      <text:p text:style-name="Standard">| cloth_type |</text:p>
      <text:p text:style-name="Standard">+------------+</text:p>
      <text:p text:style-name="Standard">| w_top <text:s text:c="5"/>|</text:p>
      <text:p text:style-name="Standard">| w_skirt <text:s text:c="3"/>|</text:p>
      <text:p text:style-name="Standard">| w_shirt <text:s text:c="3"/>|</text:p>
      <text:p text:style-name="Standard">+------------+</text:p>
      <text:p text:style-name="Standard">3 rows in set (0.01 sec)</text:p>
      <text:p text:style-name="P3"/>
      <text:p text:style-name="P1">List the customer deatils who purchased clothes on thursday</text:p>
      <text:p text:style-name="Standard">mysql&gt; select * from cust where cust_id in(select cust_id from bill_fact where time_id in(select time_id from time where day='thursday'));</text:p>
      <text:p text:style-name="Standard">+---------+----------+-----------+--------------------+------------+---------+</text:p>
      <text:p text:style-name="Standard">| cust_id | c_name <text:s text:c="2"/>| c_address | c_email <text:s text:c="11"/>| c_mobileno | c_gstno |</text:p>
      <text:p text:style-name="Standard">+---------+----------+-----------+--------------------+------------+---------+</text:p>
      <text:p text:style-name="Standard">| <text:s text:c="6"/>3 | roshni <text:s text:c="2"/>| borivali <text:s/>| roshni@gmail.com <text:s text:c="2"/>| <text:s text:c="2"/>87563257 | <text:s text:c="2"/>98148 |</text:p>
      <text:p text:style-name="Standard">| <text:s text:c="6"/>5 | tanish <text:s text:c="2"/>| khar <text:s text:c="5"/>| tan@gmail.com <text:s text:c="5"/>| <text:s text:c="3"/>9855443 | <text:s text:c="2"/>98645 |</text:p>
      <text:p text:style-name="Standard">| <text:s text:c="6"/>8 | sara <text:s text:c="4"/>| andheri <text:s text:c="2"/>| sara@gmail.com <text:s text:c="4"/>| <text:s text:c="2"/>77896524 | <text:s text:c="2"/>19853 |</text:p>
      <text:p text:style-name="Standard">| <text:s text:c="6"/>9 | shriya <text:s text:c="2"/>| andheri <text:s text:c="2"/>| shriya@gmail.com <text:s text:c="2"/>| <text:s text:c="2"/>98765432 | <text:s text:c="2"/>33454 |</text:p>
      <text:p text:style-name="Standard">| <text:s text:c="5"/>10 | shauriya | khar <text:s text:c="5"/>| shauriya@gmail.com | <text:s text:c="3"/>8876549 | <text:s text:c="2"/>56439 |</text:p>
      <text:p text:style-name="Standard">| <text:s text:c="6"/>6 | tanvi <text:s text:c="3"/>| virar <text:s text:c="4"/>| tavin@gmail.com <text:s text:c="3"/>| <text:s text:c="2"/>88612393 | <text:s text:c="2"/>53219 |</text:p>
      <text:p text:style-name="Standard">+---------+----------+-----------+--------------------+------------+---------+</text:p>
      <text:p text:style-name="Standard">6 rows in set (0.00 sec)</text:p>
      <text:p text:style-name="Standard"/>
      <text:p text:style-name="P1">Show the clothes purcahsed by the reatiler having mobile no = 88742945</text:p>
      <text:p text:style-name="P3">mysql&gt; select * from clothes where cloth_id in(select cloth_id from bill_fact where cust_id in(select cust_id from cust where c_mobileno='88742945'));</text:p>
      <text:p text:style-name="P3">+----------+------------+-------------+----------------+</text:p>
      <text:p text:style-name="P3">| cloth_id | cloth_type | cloth_prize | cloth_quantity |</text:p>
      <text:p text:style-name="P3"><text:soft-page-break/>+----------+------------+-------------+----------------+</text:p>
      <text:p text:style-name="P3">| <text:s text:c="6"/>50 | w_shorts <text:s text:c="2"/>| <text:s text:c="8"/>300 | <text:s text:c="12"/>50 |</text:p>
      <text:p text:style-name="P3">| <text:s text:c="6"/>49 | w_kurti <text:s text:c="3"/>| <text:s text:c="8"/>400 | <text:s text:c="12"/>10 |</text:p>
      <text:p text:style-name="P3">+----------+------------+-------------+----------------+</text:p>
      <text:p text:style-name="P3">2 rows in set (0.00 sec)</text:p>
      <text:p text:style-name="P3"/>
      <text:p text:style-name="P1">Show the total amount <text:span text:style-name="T1">generates in the 2</text:span><text:span text:style-name="T2">nd</text:span><text:span text:style-name="T1"> quarter</text:span></text:p>
      <text:p text:style-name="P4">mysql&gt; select total_amount from bill_fact where time_id in(select time_id from time where quarter=2);</text:p>
      <text:p text:style-name="P4">+--------------+</text:p>
      <text:p text:style-name="P4">| total_amount |</text:p>
      <text:p text:style-name="P4">+--------------+</text:p>
      <text:p text:style-name="P4">| <text:s text:c="8"/>2000 |</text:p>
      <text:p text:style-name="P4">| <text:s text:c="8"/>4800 |</text:p>
      <text:p text:style-name="P4">| <text:s text:c="8"/>6000 |</text:p>
      <text:p text:style-name="P4">| <text:s text:c="8"/>1800 |</text:p>
      <text:p text:style-name="P4">| <text:s text:c="8"/>1800 |</text:p>
      <text:p text:style-name="P4">| <text:s text:c="8"/>3000 |</text:p>
      <text:p text:style-name="P4">| <text:s text:c="9"/>400 |</text:p>
      <text:p text:style-name="P4">| <text:s text:c="9"/>800 |</text:p>
      <text:p text:style-name="P4">+--------------+</text:p>
      <text:p text:style-name="P4">8 rows in set (0.00 sec)</text:p>
      <text:p text:style-name="P4"/>
      <text:p text:style-name="P2">Show the total_amount spend by the customer having id = 6</text:p>
      <text:p text:style-name="P4">mysql&gt; select sum(total_amount) from bill_fact where cust_id in(select cust_id from cust where cust_id=6);</text:p>
      <text:p text:style-name="P4">+-------------------+</text:p>
      <text:p text:style-name="P4">| sum(total_amount) |</text:p>
      <text:p text:style-name="P4">+-------------------+</text:p>
      <text:p text:style-name="P4">| <text:s text:c="12"/>12300 |</text:p>
      <text:p text:style-name="P4">+-------------------+</text:p>
      <text:p text:style-name="P4">1 row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48:11.723500676</meta:creation-date>
    <dc:date>2019-02-14T16:02:12.971925717</dc:date>
    <meta:editing-duration>PT3M51S</meta:editing-duration>
    <meta:editing-cycles>1</meta:editing-cycles>
    <meta:document-statistic meta:table-count="0" meta:image-count="0" meta:object-count="0" meta:page-count="5" meta:paragraph-count="244" meta:word-count="2336" meta:character-count="14296" meta:non-whitespace-character-count="8122"/>
    <meta:generator>LibreOffice/6.0.3.2$Linux_X86_64 LibreOffice_project/00m0$Build-2</meta:generator>
  </office:meta>
</office:document-meta>
</file>